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c3db" officeooo:paragraph-rsid="0015c3db"/>
    </style:style>
    <style:style style:name="P2" style:family="paragraph" style:parent-style-name="Standard">
      <style:text-properties fo:font-weight="bold" officeooo:rsid="0015c3db" officeooo:paragraph-rsid="0015c3db" style:font-weight-asian="bold" style:font-weight-complex="bold"/>
    </style:style>
    <style:style style:name="P3" style:family="paragraph" style:parent-style-name="Standard">
      <style:text-properties fo:font-weight="bold" officeooo:rsid="00166f22" officeooo:paragraph-rsid="00166f22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66f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MENT -2 </text:p>
      <text:p text:style-name="P2"/>
      <text:p text:style-name="P2">QUE-1 <text:s/>Which field of customers tables is <text:s/>the primary key?</text:p>
      <text:p text:style-name="P2"/>
      <text:p text:style-name="P2">Ans: Cnum <text:s/>field is primary key for customers table.</text:p>
      <text:p text:style-name="P2"/>
      <text:p text:style-name="P2">QUE-2 <text:s/>What is 4<text:span text:style-name="T1">th</text:span> <text:s/>column <text:s/>of customer table?</text:p>
      <text:p text:style-name="P2"/>
      <text:p text:style-name="P2">Ans: Rating is 4<text:span text:style-name="T1">th</text:span> column of customer table.</text:p>
      <text:p text:style-name="P2"/>
      <text:p text:style-name="P2">QUE -3 <text:s/>what is another word for row and column?</text:p>
      <text:p text:style-name="P2"/>
      <text:p text:style-name="P2">Ans- Row is also called as record,tuple.</text:p>
      <text:p text:style-name="P2"><text:s text:c="9"/>Column is also called <text:span text:style-name="T3">attribute.</text:span></text:p>
      <text:p text:style-name="P2"/>
      <text:p text:style-name="P3">QUE -4 <text:s/>Why isn’t it possible to see the first five rows of table?</text:p>
      <text:p text:style-name="P3"/>
      <text:p text:style-name="P3">Ans- because row inside table are scattered(fragmented)all over database hard disk,so when we select row it’s order depend on adress.it is always ascending order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38:30.297931836</meta:creation-date>
    <dc:date>2023-09-11T23:56:14.750348490</dc:date>
    <meta:editing-duration>PT7M4S</meta:editing-duration>
    <meta:editing-cycles>1</meta:editing-cycles>
    <meta:document-statistic meta:table-count="0" meta:image-count="0" meta:object-count="0" meta:page-count="1" meta:paragraph-count="10" meta:word-count="97" meta:character-count="571" meta:non-whitespace-character-count="466"/>
    <meta:generator>LibreOffice/7.3.5.2$Linux_X86_64 LibreOffice_project/30$Build-2</meta:generator>
  </office:meta>
</office:document-meta>
</file>